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JetBrains Mono" svg:font-family="'JetBrains Mono', monospace"/>
    <style:font-face style:name="Lohit Devanagari1" svg:font-family="'Lohit Devanagari'"/>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background-color="#fff200"/>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Heading_20_2">
      <style:text-properties fo:background-color="#fff200"/>
    </style:style>
    <style:style style:name="P4" style:family="paragraph" style:parent-style-name="Preformatted_20_Text">
      <style:text-properties fo:color="#a9b7c6" style:font-name="JetBrains Mono" fo:font-size="9.80000019073486pt" fo:background-color="#fff200"/>
    </style:style>
    <style:style style:name="P5" style:family="paragraph" style:parent-style-name="Preformatted_20_Text">
      <style:paragraph-properties fo:margin-top="0cm" fo:margin-bottom="0.499cm" fo:background-color="#2b2b2b">
        <style:background-image/>
      </style:paragraph-properties>
      <style:text-properties fo:color="#a9b7c6"/>
    </style:style>
    <style:style style:name="P6" style:family="paragraph" style:parent-style-name="Preformatted_20_Text">
      <style:paragraph-properties fo:background-color="#2b2b2b">
        <style:background-image/>
      </style:paragraph-properties>
      <style:text-properties fo:color="#a9b7c6"/>
    </style:style>
    <style:style style:name="P7" style:family="paragraph" style:parent-style-name="Preformatted_20_Text">
      <style:paragraph-properties fo:background-color="#2b2b2b">
        <style:background-image/>
      </style:paragraph-properties>
      <style:text-properties fo:color="#a9b7c6" style:font-name="JetBrains Mono" fo:font-size="9.80000019073486pt"/>
    </style:style>
    <style:style style:name="P8" style:family="paragraph" style:parent-style-name="Preformatted_20_Text">
      <style:paragraph-properties fo:background-color="#2b2b2b">
        <style:background-image/>
      </style:paragraph-properties>
      <style:text-properties fo:color="#808080" style:font-name="JetBrains Mono" fo:font-size="9.80000019073486pt"/>
    </style:style>
    <style:style style:name="P9" style:family="paragraph" style:parent-style-name="Text_20_body">
      <style:text-properties fo:font-weight="bold" fo:background-color="#fff200" style:font-weight-asian="bold" style:font-weight-complex="bold"/>
    </style:style>
    <style:style style:name="P10" style:family="paragraph" style:parent-style-name="Text_20_body">
      <style:text-properties fo:background-color="#fff200"/>
    </style:style>
    <style:style style:name="T1" style:family="text">
      <style:text-properties fo:color="#cc7832"/>
    </style:style>
    <style:style style:name="T2" style:family="text">
      <style:text-properties fo:color="#cc7832" style:font-name="JetBrains Mono" fo:font-size="9.80000019073486pt"/>
    </style:style>
    <style:style style:name="T3" style:family="text">
      <style:text-properties fo:color="#6a8759"/>
    </style:style>
    <style:style style:name="T4" style:family="text">
      <style:text-properties fo:color="#6a8759" style:font-name="JetBrains Mono" fo:font-size="9.80000019073486pt"/>
    </style:style>
    <style:style style:name="T5" style:family="text">
      <style:text-properties fo:color="#ffc66d"/>
    </style:style>
    <style:style style:name="T6" style:family="text">
      <style:text-properties style:font-name="JetBrains Mono" fo:font-size="9.80000019073486pt"/>
    </style:style>
    <style:style style:name="T7" style:family="text">
      <style:text-properties fo:color="#8888c6"/>
    </style:style>
    <style:style style:name="T8" style:family="text">
      <style:text-properties fo:color="#8888c6" style:font-name="JetBrains Mono" fo:font-size="9.80000019073486pt"/>
    </style:style>
    <style:style style:name="T9" style:family="text">
      <style:text-properties fo:color="#aa4926" style:font-name="JetBrains Mono" fo:font-size="9.80000019073486pt"/>
    </style:style>
    <style:style style:name="T10" style:family="text">
      <style:text-properties fo:color="#6897bb"/>
    </style:style>
    <style:style style:name="T11" style:family="text">
      <style:text-properties fo:color="#6897bb" style:font-name="JetBrains Mono" fo:font-size="9.80000019073486pt"/>
    </style:style>
    <style:style style:name="T12" style:family="text">
      <style:text-properties fo:color="#72737a" style:font-name="JetBrains Mono" fo:font-size="9.80000019073486pt"/>
    </style:style>
    <style:style style:name="T13" style:family="text">
      <style:text-properties fo:color="#808080"/>
    </style:style>
    <style:style style:name="T14" style:family="text">
      <style:text-properties fo:color="#808080" style:font-name="JetBrains Mono" fo:font-size="9.80000019073486pt"/>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reference-mark-start text:name="Aufgabe"/>Aufgabe 1:<text:reference-mark-end text:name="Aufgabe"/>Störung</text:p>
      <text:p text:style-name="Subtitle">Team-ID: 00325</text:p>
      <text:p text:style-name="Subtitle">Team: PG2605</text:p>
      <text:p text:style-name="Subtitle">Bearbeiter/-innen dieser Aufgabe:<text:line-break/>Pirmin Gilb</text:p>
      <text:p text:style-name="Subtitle"><text:date style:data-style-name="N81" text:date-value="2022-11-15T16:58:47.14" text:fixed="true">15. November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text:a xlink:type="simple" xlink:href="#__RefHeading___Toc2232_4178761632" text:style-name="Index_20_Link" text:visited-style-name="Index_20_Link">Lösungsidee<text:tab/>1</text:a></text:p>
          <text:p text:style-name="P2"><text:a xlink:type="simple" xlink:href="#__RefHeading___Toc2234_4178761632" text:style-name="Index_20_Link" text:visited-style-name="Index_20_Link">Umsetzung<text:tab/>1</text:a></text:p>
          <text:p text:style-name="P2"><text:a xlink:type="simple" xlink:href="#__RefHeading___Toc2236_4178761632" text:style-name="Index_20_Link" text:visited-style-name="Index_20_Link">Beispiele<text:tab/>2</text:a></text:p>
          <text:p text:style-name="P2"><text:a xlink:type="simple" xlink:href="#__RefHeading___Toc2238_4178761632" text:style-name="Index_20_Link" text:visited-style-name="Index_20_Link">Quellcode<text:tab/>2</text:a></text:p>
        </text:index-body>
      </text:table-of-content>
      <text:p text:style-name="P9"/>
      <text:h text:style-name="Heading_20_1" text:outline-level="1"><text:bookmark-start text:name="__RefHeading___Toc2232_4178761632"/>Lösungsidee<text:bookmark-end text:name="__RefHeading___Toc2232_4178761632"/></text:h>
      <text:p text:style-name="Text_20_body">Meine Lösungsidee <text:s/>für dieses Problems ist, dass ich solange durch alle Wörter in dem Buch gehe bis es mit den gegeben Wörtern übereinstimmt und dabei die übrig gebliebene “zensierte” Stellen </text:p>
      <text:p text:style-name="Text_20_body">zu dem Ergebnis hinzufügt.</text:p>
      <text:p text:style-name="P1"/>
      <text:h text:style-name="Heading_20_1" text:outline-level="1"><text:bookmark-start text:name="__RefHeading___Toc2234_4178761632"/>Umsetzung<text:bookmark-end text:name="__RefHeading___Toc2234_4178761632"/></text:h>
      <text:p text:style-name="Text_20_body">Mein Programm hat verschiedene “Unterfunktionen”mit dem es das ursprüngliche Zitat filtert auf bestehende Wörter und deren Index(siehe:getwords(zitat),censoredwords(zitat)).</text:p>
      <text:p text:style-name="Text_20_body">Es vergleicht mithilfe einer “Unterfunktion” namens checklists(oldlist,newlist) das ursprüngliche Zitat mit den Temporären listen und guckt ob sie übereinstimmen und mit hilfe einer “Hauptfunktion” endgültig überprüft ob alle Kriterien zustimmen die eben beschrieben wurden.</text:p>
      <text:p text:style-name="P1"/>
      <text:h text:style-name="Heading_20_1" text:outline-level="1"><text:bookmark-start text:name="__RefHeading___Toc2236_4178761632"/>Beispiele<text:bookmark-end text:name="__RefHeading___Toc2236_4178761632"/></text:h>
      <text:p text:style-name="Text_20_body">stoerung0.txt:</text:p>
      <text:p text:style-name="Text_20_body"><text:s/>Ausgabe:</text:p>
      <text:p text:style-name="Text_20_body"><text:soft-page-break/><text:s text:c="15"/>Das unfertige Zitat lautet: ['das', '', 'mir', '', '', '', 'vor']</text:p>
      <text:p text:style-name="Text_20_body"><text:s text:c="15"/>An den Indexen: [0, 2, 6] sind Wörter in dem Zitat vorhanden <text:s/></text:p>
      <text:p text:style-name="Text_20_body"><text:s text:c="14"/>die Indexliste für das fertige Zitat: [3080, 3081, 3082, 3083, 3084, 3085, 3086]</text:p>
      <text:p text:style-name="Text_20_body"><text:s text:c="13"/>das fertige Zitat lautet: das kommt mir gar nicht richtig vor</text:p>
      <text:p text:style-name="Text_20_body">stoerung1.txt:</text:p>
      <text:p text:style-name="Text_20_body">Ausgabe:</text:p>
      <text:p text:style-name="Text_20_body"><text:s text:c="13"/>Das unfertige Zitat lautet: ['ich', 'muß', '', 'clara', '']</text:p>
      <text:p text:style-name="Text_20_body"><text:s text:c="13"/>An den Indexen: [0, 1, 3] sind Wörter in dem Zitat vorhanden <text:s/></text:p>
      <text:p text:style-name="Text_20_body"><text:s text:c="12"/>die Indexliste für das fertige Zitat: [2996, 2997, 2998, 2999, 3000]</text:p>
      <text:p text:style-name="Text_20_body"><text:s text:c="12"/>das fertige Zitat lautet: ich muß in clara verwandelt</text:p>
      <text:p text:style-name="Text_20_body"><text:s text:c="12"/>die Indexliste für das fertige Zitat: [3102, 3103, 3104, 3105, 3106]</text:p>
      <text:p text:style-name="Text_20_body"><text:s text:c="12"/>das fertige Zitat lautet: ich muß doch clara sein</text:p>
      <text:p text:style-name="Text_20_body">stoerung2.txt:</text:p>
      <text:p text:style-name="Text_20_body">Ausgabe:</text:p>
      <text:p text:style-name="Text_20_body"><text:s text:c="11"/>Das unfertige Zitat lautet: ['fressen', '', 'gern', '']</text:p>
      <text:p text:style-name="Text_20_body"><text:s text:c="11"/>An den Indexen: [0, 2] sind Wörter in dem Zitat vorhanden <text:s/></text:p>
      <text:p text:style-name="Text_20_body"><text:s text:c="10"/>die Indexliste für das fertige Zitat: [1136, 1137, 1138, 1139]</text:p>
      <text:p text:style-name="Text_20_body"><text:s text:c="10"/>das fertige Zitat lautet: fressen katzen gern spatzen</text:p>
      <text:p text:style-name="Text_20_body"><text:s text:c="10"/>die Indexliste für das fertige Zitat: [1140, 1141, 1142, 1143]</text:p>
      <text:p text:style-name="Text_20_body"><text:s text:c="10"/>das fertige Zitat lautet: fressen katzen gern spatzen</text:p>
      <text:p text:style-name="Text_20_body"><text:s text:c="9"/>die Indexliste für das fertige Zitat: [1144, 1145, 1146, 1147]</text:p>
      <text:p text:style-name="Text_20_body"><text:s text:c="9"/>das fertige Zitat lautet: fressen spatzen gern katzen</text:p>
      <text:p text:style-name="Text_20_body">stoerung3.txt:</text:p>
      <text:p text:style-name="Text_20_body">Ausgabe:</text:p>
      <text:p text:style-name="Text_20_body"><text:s text:c="10"/>Das unfertige Zitat lautet: ['das', '', 'fing', '']</text:p>
      <text:p text:style-name="Text_20_body"><text:s text:c="10"/>An den Indexen: [0, 2] sind Wörter in dem Zitat vorhanden <text:s/></text:p>
      <text:p text:style-name="Text_20_body"><text:s text:c="10"/>die Indexliste für das fertige Zitat: [14101, 14102, 14103, 14104]</text:p>
      <text:p text:style-name="Text_20_body"><text:s text:c="9"/>das fertige Zitat lautet: das murmelthier und fing</text:p>
      <text:p text:style-name="Text_20_body"><text:s text:c="9"/>die Indexliste für das fertige Zitat: [16352, 16353, 16354, 16355]</text:p>
      <text:p text:style-name="Text_20_body"><text:soft-page-break/><text:s text:c="9"/>das fertige Zitat lautet: das spiel fing an</text:p>
      <text:p text:style-name="Text_20_body"><text:s text:c="9"/>die Indexliste für das fertige Zitat: [22927, 22928, 22929, 22930]</text:p>
      <text:p text:style-name="Text_20_body"><text:s text:c="9"/>das fertige Zitat lautet: das publikum fing an</text:p>
      <text:p text:style-name="Text_20_body">stoerung4.txt:</text:p>
      <text:p text:style-name="Text_20_body">Ausgabe:</text:p>
      <text:p text:style-name="Text_20_body"><text:s text:c="7"/>Das unfertige Zitat lautet: ['ein', '', '', 'tag']</text:p>
      <text:p text:style-name="Text_20_body"><text:s text:c="7"/>An den Indexen: [0, 3] sind Wörter in dem Zitat vorhanden <text:s/></text:p>
      <text:p text:style-name="Text_20_body"><text:s text:c="6"/>die Indexliste für das fertige Zitat: [16183, 16184, 16185, 16186]</text:p>
      <text:p text:style-name="Text_20_body"><text:s text:c="6"/>das fertige Zitat lautet: ein sehr schöner tag</text:p>
      <text:p text:style-name="Text_20_body">stoerung5.txt:</text:p>
      <text:p text:style-name="Text_20_body">Ausgabe:</text:p>
      <text:p text:style-name="Text_20_body"><text:s text:c="6"/>Das unfertige Zitat lautet: ['wollen', '', 'so', '', 'sein']</text:p>
      <text:p text:style-name="Text_20_body"><text:s text:c="6"/>An den Indexen: [0, 2, 4] sind Wörter in dem Zitat vorhanden <text:s/></text:p>
      <text:p text:style-name="Text_20_body"><text:s text:c="5"/>die Indexliste für das fertige Zitat: [15363, 15364, 15365, 15366, 15367]</text:p>
      <text:p text:style-name="Text_20_body"><text:s text:c="5"/>das fertige Zitat lautet: wollen sie so gut sein</text:p>
      <text:h text:style-name="Heading_20_1" text:outline-level="1"><text:bookmark-start text:name="__RefHeading___Toc2238_4178761632"/>Quellcode<text:bookmark-end text:name="__RefHeading___Toc2238_4178761632"/></text:h>
      <text:p text:style-name="P1"/>
      <text:p text:style-name="P4"><text:span text:style-name="T1">import </text:span>string</text:p>
      <text:p text:style-name="P7">satzzeichen_liste = [<text:span text:style-name="T3">"«"</text:span><text:span text:style-name="T1">, </text:span><text:span text:style-name="T3">"»"</text:span>]</text:p>
      <text:p text:style-name="P7">buch = []</text:p>
      <text:p text:style-name="P8">#wertet die Datei aus und entfernt Satzzeichen</text:p>
      <text:p text:style-name="P7"><text:span text:style-name="T1">def </text:span><text:span text:style-name="T5">dateiauswertung</text:span>(dateiname):</text:p>
      <text:p text:style-name="P6"><text:s text:c="4"/><text:span text:style-name="T2">with </text:span><text:span text:style-name="T8">open</text:span><text:span text:style-name="T6">(dateiname</text:span><text:span text:style-name="T2">, </text:span><text:span text:style-name="T9">encoding</text:span><text:span text:style-name="T6">=</text:span><text:span text:style-name="T4">'utf-8'</text:span><text:span text:style-name="T6">) </text:span><text:span text:style-name="T2">as </text:span><text:span text:style-name="T6">d:</text:span></text:p>
      <text:p text:style-name="P6"><text:s text:c="8"/><text:span text:style-name="T6">text = d.read()</text:span></text:p>
      <text:p text:style-name="P6"><text:s text:c="8"/><text:span text:style-name="T6">words = text.split()</text:span></text:p>
      <text:p text:style-name="P6"><text:s text:c="8"/><text:span text:style-name="T6">words = [</text:span><text:span text:style-name="T4">''</text:span><text:span text:style-name="T6">.join(letter </text:span><text:span text:style-name="T2">for </text:span><text:span text:style-name="T6">letter </text:span><text:span text:style-name="T2">in </text:span><text:span text:style-name="T6">word </text:span><text:span text:style-name="T2">if </text:span><text:span text:style-name="T6">letter </text:span><text:span text:style-name="T2">not in </text:span><text:span text:style-name="T6">string.punctuation </text:span><text:span text:style-name="T2">and </text:span><text:span text:style-name="T6">letter </text:span><text:span text:style-name="T2">not in </text:span><text:span text:style-name="T6">satzzeichen_liste) </text:span><text:span text:style-name="T2">for </text:span><text:span text:style-name="T6">word </text:span><text:span text:style-name="T2">in </text:span><text:span text:style-name="T6">words </text:span><text:span text:style-name="T2">if </text:span><text:span text:style-name="T6">word]</text:span></text:p>
      <text:p text:style-name="P6"><text:s text:c="8"/><text:span text:style-name="T2">return </text:span><text:span text:style-name="T6">words</text:span></text:p>
      <text:p text:style-name="P8">#dateiname für die Dateiauswertung</text:p>
      <text:p text:style-name="P7">zitat = dateiauswertung(<text:span text:style-name="T3">"stoerung5.txt"</text:span>)</text:p>
      <text:p text:style-name="P7">buch = [words.lower() <text:s/><text:span text:style-name="T1">for </text:span>words <text:s/><text:span text:style-name="T1">in </text:span>dateiauswertung(<text:span text:style-name="T3">"Alice_im_Wunderland.txt"</text:span>) <text:span text:style-name="T1">if </text:span>words != <text:span text:style-name="T3">""</text:span>]</text:p>
      <text:p text:style-name="P8">#fumktion die alle indexe der <text:s/>worte des Zitats ausgibt</text:p>
      <text:p text:style-name="P7"><text:span text:style-name="T1">def </text:span><text:span text:style-name="T5">getwords</text:span>(zitat):</text:p>
      <text:p text:style-name="P6"><text:s text:c="4"/><text:span text:style-name="T6">blankwordindex = []</text:span></text:p>
      <text:p text:style-name="P6"><text:s text:c="4"/><text:span text:style-name="T6">counter = </text:span><text:span text:style-name="T11">0</text:span></text:p>
      <text:p text:style-name="P6"><text:span text:style-name="T10"><text:s text:c="4"/></text:span><text:span text:style-name="T2">for </text:span><text:span text:style-name="T6">i </text:span><text:span text:style-name="T2">in </text:span><text:span text:style-name="T6">zitat:</text:span></text:p>
      <text:p text:style-name="P6"><text:s text:c="8"/><text:span text:style-name="T2">if </text:span><text:span text:style-name="T6">i != </text:span><text:span text:style-name="T4">""</text:span><text:span text:style-name="T6">:</text:span></text:p>
      <text:p text:style-name="P6"><text:s text:c="12"/><text:span text:style-name="T6">blankwordindex.append(counter)</text:span></text:p>
      <text:p text:style-name="P6"><text:soft-page-break/><text:s text:c="8"/><text:span text:style-name="T6">counter = counter +</text:span><text:span text:style-name="T11">1</text:span></text:p>
      <text:p text:style-name="P6"><text:span text:style-name="T10"><text:s text:c="4"/></text:span><text:span text:style-name="T2">return </text:span><text:span text:style-name="T6">blankwordindex</text:span></text:p>
      <text:p text:style-name="P8">#funktion die alle "zensierten" Worte des Zitats ausgibt</text:p>
      <text:p text:style-name="P7"><text:span text:style-name="T1">def </text:span><text:span text:style-name="T5">censoredwords</text:span>(zitat):</text:p>
      <text:p text:style-name="P6"><text:s text:c="4"/><text:span text:style-name="T6">blankwordindex = []</text:span></text:p>
      <text:p text:style-name="P6"><text:s text:c="4"/><text:span text:style-name="T6">counter = </text:span><text:span text:style-name="T11">0</text:span></text:p>
      <text:p text:style-name="P6"><text:span text:style-name="T10"><text:s text:c="4"/></text:span><text:span text:style-name="T2">for </text:span><text:span text:style-name="T6">i </text:span><text:span text:style-name="T2">in </text:span><text:span text:style-name="T6">zitat:</text:span></text:p>
      <text:p text:style-name="P6"><text:s text:c="8"/><text:span text:style-name="T2">if </text:span><text:span text:style-name="T6">i == </text:span><text:span text:style-name="T4">""</text:span><text:span text:style-name="T6">:</text:span></text:p>
      <text:p text:style-name="P6"><text:s text:c="12"/><text:span text:style-name="T6">blankwordindex.append(counter)</text:span></text:p>
      <text:p text:style-name="P6"><text:s text:c="8"/><text:span text:style-name="T6">counter = counter +</text:span><text:span text:style-name="T11">1</text:span></text:p>
      <text:p text:style-name="P6"><text:span text:style-name="T10"><text:s text:c="4"/></text:span><text:span text:style-name="T2">return </text:span><text:span text:style-name="T6">blankwordindex</text:span></text:p>
      <text:p text:style-name="P7">words =[ i <text:span text:style-name="T1">for </text:span>i <text:span text:style-name="T1">in </text:span>zitat <text:span text:style-name="T1">if </text:span>i != <text:span text:style-name="T3">"_"</text:span>]</text:p>
      <text:p text:style-name="P7">index_words = getwords(zitat)</text:p>
      <text:p text:style-name="P7">index_censoredwords = censoredwords(zitat)</text:p>
      <text:p text:style-name="P7"><text:span text:style-name="T7">print</text:span>(<text:span text:style-name="T3">"Das unfertige Zitat lautet:"</text:span><text:span text:style-name="T1">,</text:span>words)</text:p>
      <text:p text:style-name="P7"><text:span text:style-name="T7">print</text:span>(<text:span text:style-name="T3">"An den Indexen:"</text:span><text:span text:style-name="T1">,</text:span>index_words<text:span text:style-name="T1">,</text:span><text:span text:style-name="T3">"sind Wörter in dem Zitat vorhanden <text:s/>"</text:span>)</text:p>
      <text:p text:style-name="P8">#vergleicht die beiden Listen</text:p>
      <text:p text:style-name="P7"><text:span text:style-name="T1">def </text:span><text:span text:style-name="T5">checklists</text:span>(oldlist<text:span text:style-name="T1">,</text:span>newlist<text:span text:style-name="T1">,</text:span>index_words):</text:p>
      <text:p text:style-name="P6"><text:s text:c="4"/><text:span text:style-name="T12">checker </text:span><text:span text:style-name="T6">= </text:span><text:span text:style-name="T4">"false"</text:span></text:p>
      <text:p text:style-name="P6"><text:span text:style-name="T3"><text:s text:c="4"/></text:span><text:span text:style-name="T6">wordlist = [i </text:span><text:span text:style-name="T2">for </text:span><text:span text:style-name="T6">i </text:span><text:span text:style-name="T2">in </text:span><text:span text:style-name="T6">oldlist </text:span><text:span text:style-name="T2">if </text:span><text:span text:style-name="T6">i != </text:span><text:span text:style-name="T4">""</text:span><text:span text:style-name="T6">]</text:span></text:p>
      <text:p text:style-name="P6"><text:s text:c="4"/><text:span text:style-name="T6">checklist = [ v </text:span><text:span text:style-name="T2">for </text:span><text:span text:style-name="T6">i</text:span><text:span text:style-name="T2">, </text:span><text:span text:style-name="T6">v <text:s/></text:span><text:span text:style-name="T2">in </text:span><text:span text:style-name="T8">enumerate</text:span><text:span text:style-name="T6">(newlist) </text:span><text:span text:style-name="T2">if </text:span><text:span text:style-name="T6">i </text:span><text:span text:style-name="T2">not in </text:span><text:span text:style-name="T6">index_words ]</text:span></text:p>
      <text:p text:style-name="P6"><text:s text:c="4"/><text:span text:style-name="T2">if </text:span><text:span text:style-name="T6">wordlist == <text:s/>checklist:</text:span></text:p>
      <text:p text:style-name="P6"><text:s text:c="8"/><text:span text:style-name="T6">checker = </text:span><text:span text:style-name="T4">"True"</text:span></text:p>
      <text:p text:style-name="P6"><text:span text:style-name="T3"><text:s text:c="8"/></text:span><text:span text:style-name="T2">return </text:span><text:span text:style-name="T6">checker</text:span></text:p>
      <text:p text:style-name="P6"><text:s text:c="4"/><text:span text:style-name="T2">else</text:span><text:span text:style-name="T6">:</text:span></text:p>
      <text:p text:style-name="P6"><text:s text:c="8"/><text:span text:style-name="T6">checker = </text:span><text:span text:style-name="T4">"false"</text:span></text:p>
      <text:p text:style-name="P6"><text:span text:style-name="T3"><text:s text:c="8"/></text:span><text:span text:style-name="T2">return </text:span><text:span text:style-name="T6">checker</text:span></text:p>
      <text:p text:style-name="P7">existing_words = [i <text:span text:style-name="T1">for </text:span>i <text:span text:style-name="T1">in </text:span>zitat <text:span text:style-name="T1">if </text:span>i != <text:span text:style-name="T3">""</text:span>]</text:p>
      <text:p text:style-name="P8">#temporäre Listen</text:p>
      <text:p text:style-name="P7">fertiges_zitat = []</text:p>
      <text:p text:style-name="P7">fertiges_zitatindex= []</text:p>
      <text:p text:style-name="P7"><text:span text:style-name="T1">for </text:span>zahl<text:span text:style-name="T1">,</text:span>b <text:span text:style-name="T1">in </text:span><text:span text:style-name="T7">enumerate</text:span>(buch):</text:p>
      <text:p text:style-name="P6"><text:s text:c="4"/><text:span text:style-name="T2">for </text:span><text:span text:style-name="T6">i </text:span><text:span text:style-name="T2">in </text:span><text:span text:style-name="T6">index_words:</text:span></text:p>
      <text:p text:style-name="P6"><text:s text:c="5"/><text:span text:style-name="T2">if </text:span><text:span text:style-name="T6">b == zitat[</text:span><text:span text:style-name="T11">0</text:span><text:span text:style-name="T6">] </text:span><text:span text:style-name="T2">and </text:span><text:span text:style-name="T6">buch[zahl+i] == zitat[i].lower():</text:span></text:p>
      <text:p text:style-name="P6"><text:s text:c="8"/><text:span text:style-name="T2">for </text:span><text:span text:style-name="T6">i </text:span><text:span text:style-name="T2">in </text:span><text:span text:style-name="T8">range</text:span><text:span text:style-name="T6">(</text:span><text:span text:style-name="T8">len</text:span><text:span text:style-name="T6">(zitat)):</text:span></text:p>
      <text:p text:style-name="P6"><text:s text:c="12"/><text:span text:style-name="T6">fertiges_zitat.append(buch[zahl+i])</text:span></text:p>
      <text:p text:style-name="P6"><text:s text:c="12"/><text:span text:style-name="T6">fertiges_zitatindex.append(zahl+i)</text:span></text:p>
      <text:p text:style-name="P6"><text:s text:c="8"/><text:span text:style-name="T14">#wenn das Zitat mit allen Überprüfungspunkten übereinstimmt gibt es das fertige Zitat aus</text:span></text:p>
      <text:p text:style-name="P6"><text:span text:style-name="T13"><text:s text:c="8"/></text:span><text:span text:style-name="T2">if </text:span><text:span text:style-name="T8">len</text:span><text:span text:style-name="T6">(fertiges_zitat) == </text:span><text:span text:style-name="T8">len</text:span><text:span text:style-name="T6">(zitat)</text:span><text:span text:style-name="T2">and </text:span><text:span text:style-name="T6">checklists(words</text:span><text:span text:style-name="T2">, </text:span><text:span text:style-name="T6">fertiges_zitat</text:span><text:span text:style-name="T2">,</text:span><text:span text:style-name="T6">index_censoredwords)== </text:span><text:span text:style-name="T4">"True"</text:span><text:span text:style-name="T6">:</text:span></text:p>
      <text:p text:style-name="P6"><text:s text:c="13"/><text:span text:style-name="T8">print</text:span><text:span text:style-name="T6">(</text:span><text:span text:style-name="T4">"die Indexliste für das fertige Zitat:"</text:span><text:span text:style-name="T2">,</text:span><text:span text:style-name="T6">fertiges_zitatindex)</text:span></text:p>
      <text:p text:style-name="P6"><text:s text:c="13"/><text:span text:style-name="T8">print</text:span><text:span text:style-name="T6">(</text:span><text:span text:style-name="T4">"das fertige Zitat lautet:"</text:span><text:span text:style-name="T2">,</text:span><text:span text:style-name="T4">" "</text:span><text:span text:style-name="T6">.join(fertiges_zitat))</text:span></text:p>
      <text:p text:style-name="P6"><text:s text:c="13"/><text:span text:style-name="T6">zahl =zahl+</text:span><text:span text:style-name="T11">1</text:span></text:p>
      <text:p text:style-name="P6"><text:span text:style-name="T10"><text:s text:c="8"/></text:span><text:span text:style-name="T14">#löscht die temporäre liste wenn sie die Länge des ursprünglichen Zitat überschreitet</text:span></text:p>
      <text:p text:style-name="P6"><text:span text:style-name="T13"><text:s text:c="8"/></text:span><text:span text:style-name="T2">if </text:span><text:span text:style-name="T8">len</text:span><text:span text:style-name="T6">(fertiges_zitat) &gt; </text:span><text:span text:style-name="T8">len</text:span><text:span text:style-name="T6">(zitat):</text:span></text:p>
      <text:p text:style-name="P6"><text:s text:c="12"/><text:span text:style-name="T6">fertiges_zitat.clear()</text:span></text:p>
      <text:p text:style-name="P5"><text:s text:c="12"/><text:span text:style-name="T6">fertiges_zitatindex.clear()</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JetBrains Mono" svg:font-family="'JetBrains Mono', monospace"/>
    <style:font-face style:name="Lohit Devanagari1" svg:font-family="'Lohit Devanagari'"/>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 PL SungtiL GB"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size="8pt" style:letter-kerning="true" style:font-name-asian="Mangal" style:font-size-asian="8pt" style:language-asian="hi" style:country-asian="IN" fo:hyphenate="false" fo:hyphenation-remain-char-count="2" fo:hyphenation-push-char-count="2"/>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RGV-Überschrift" style:family="paragraph" style:default-outline-level="">
      <style:paragraph-properties loext:contextual-spacing="false" fo:margin-top="0.423cm" fo:margin-bottom="0.212cm" fo:hyphenation-ladder-count="no-limit" fo:keep-with-next="always"/>
      <style:text-properties style:font-name="Liberation Serif" fo:font-size="16pt" fo:font-weight="bold" style:letter-kerning="true" style:font-name-asian="FreeSans" style:font-size-asian="16pt" style:language-asian="hi" style:country-asian="IN" style:font-weight-asian="bold" fo:hyphenate="false" fo:hyphenation-remain-char-count="2" fo:hyphenation-push-char-count="2"/>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prechblasentext_20_Zchn" style:display-name="Sprechblasentext Zchn" style:family="text">
      <style:text-properties style:font-name="Tahoma" fo:font-size="8pt" style:letter-kerning="true" style:font-name-asian="Mangal" style:font-size-asian="8pt" style:language-asian="hi" style:country-asian="IN"/>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fo:background-color="transparent" style:dynamic-spacing="false">
          <style:background-image/>
        </style:header-footer-properties>
      </style:header-style>
      <style:footer-style>
        <style:header-footer-properties fo:min-height="0.61cm" fo:margin-left="0cm" fo:margin-right="0cm" fo:margin-top="0.508cm" fo:background-color="transparent" style:dynamic-spacing="false">
          <style:background-image/>
        </style:header-footer-properties>
      </style:footer-style>
    </style:page-layout>
  </office:automatic-styles>
  <office:master-styles>
    <style:master-page style:name="Standard" style:page-layout-name="Mpm1">
      <style:header>
        <text:p text:style-name="Header"><text:reference-ref text:reference-format="text" text:ref-name="Aufgabe">Aufgabe 1:</text:reference-ref>Störung<text:tab/><text:tab/>Team-ID:00325</text:p>
      </style:header>
      <style:footer>
        <text:p text:style-name="Footer"><text:tab/><text:page-number text:select-page="current">3</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1-15T16:58:47.31</meta:creation-date>
    <meta:editing-duration>PT10M9S</meta:editing-duration>
    <meta:editing-cycles>2</meta:editing-cycles>
    <meta:generator>OpenOffice/4.1.7$Win32 OpenOffice.org_project/417m1$Build-9800</meta:generator>
    <dc:date>2022-11-20T03:39:17.54</dc:date>
    <meta:document-statistic meta:table-count="0" meta:image-count="0" meta:object-count="0" meta:page-count="4" meta:paragraph-count="132" meta:word-count="766" meta:character-count="5953"/>
  </office:meta>
</office:document-meta>
</file>